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54cm" svg:height="2.54cm" svg:x="13.7cm" svg:y="5.3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54cm" svg:height="2.54cm" svg:x="10.29cm" svg:y="1.635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6.6cm" svg:y="5.38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54cm" svg:height="2.54cm" svg:x="2.74cm" svg:y="9.59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10.29cm" svg:y="9.59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08cm" svg:y1="9.964cm" svg:x2="6.972cm" svg:y2="7.548cm" draw:start-shape="id1" draw:start-glue-point="11" draw:end-shape="id2" draw:end-glue-point="7" svg:d="m4908 9964 2064-2416">
          <text:p/>
        </draw:connector>
        <draw:connector draw:style-name="gr2" draw:text-style-name="P1" draw:layer="layout" draw:type="line" svg:x1="10.662cm" svg:y1="9.964cm" svg:x2="8.768cm" svg:y2="7.548cm" draw:start-shape="id3" draw:start-glue-point="5" draw:end-shape="id2" draw:end-glue-point="9" svg:d="m10662 9964-1894-2416">
          <text:p/>
        </draw:connector>
        <draw:connector draw:style-name="gr2" draw:text-style-name="P1" draw:layer="layout" draw:type="line" svg:x1="14.072cm" svg:y1="5.752cm" svg:x2="12.458cm" svg:y2="3.803cm" draw:start-shape="id4" draw:start-glue-point="5" draw:end-shape="id5" draw:end-glue-point="9" svg:d="m14072 5752-1614-1949">
          <text:p/>
        </draw:connector>
        <draw:connector draw:style-name="gr2" draw:text-style-name="P1" draw:layer="layout" draw:type="line" svg:x1="8.768cm" svg:y1="5.752cm" svg:x2="10.662cm" svg:y2="3.803cm" draw:start-shape="id2" draw:start-glue-point="11" draw:end-shape="id5" draw:end-glue-point="7" svg:d="m8768 5752 1894-1949">
          <text:p/>
        </draw:connector>
        <draw:custom-shape draw:style-name="gr1" draw:text-style-name="P1" xml:id="id9" draw:id="id9" draw:layer="layout" svg:width="2.54cm" svg:height="2.54cm" svg:x="13.7cm" svg:y="18.37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54cm" svg:height="2.54cm" svg:x="10.29cm" svg:y="14.633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54cm" svg:height="2.54cm" svg:x="6.6cm" svg:y="18.378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54cm" svg:height="2.54cm" svg:x="2.74cm" svg:y="22.5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54cm" svg:height="2.54cm" svg:x="10.29cm" svg:y="22.5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08cm" svg:y1="22.962cm" svg:x2="6.972cm" svg:y2="20.546cm" draw:start-shape="id6" draw:start-glue-point="11" draw:end-shape="id7" draw:end-glue-point="7" svg:d="m4908 22962 2064-2416">
          <text:p/>
        </draw:connector>
        <draw:connector draw:style-name="gr2" draw:text-style-name="P1" draw:layer="layout" draw:type="line" svg:x1="10.662cm" svg:y1="22.962cm" svg:x2="8.768cm" svg:y2="20.546cm" draw:start-shape="id8" draw:start-glue-point="5" draw:end-shape="id7" draw:end-glue-point="9" svg:d="m10662 22962-1894-2416">
          <text:p/>
        </draw:connector>
        <draw:connector draw:style-name="gr2" draw:text-style-name="P1" draw:layer="layout" draw:type="line" svg:x1="14.072cm" svg:y1="18.75cm" svg:x2="12.458cm" svg:y2="16.801cm" draw:start-shape="id9" draw:start-glue-point="5" draw:end-shape="id10" draw:end-glue-point="9" svg:d="m14072 18750-1614-1949">
          <text:p/>
        </draw:connector>
        <draw:connector draw:style-name="gr2" draw:text-style-name="P1" draw:layer="layout" draw:type="line" svg:x1="8.768cm" svg:y1="18.75cm" svg:x2="10.662cm" svg:y2="16.801cm" draw:start-shape="id7" draw:start-glue-point="11" draw:end-shape="id10" draw:end-glue-point="7" svg:d="m8768 18750 1894-19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2-02-14T11:17:25</meta:creation-date>
    <dc:date>2012-02-14T11:22:05</dc:date>
    <dc:creator>Hamlet D'Arcy</dc:creator>
    <meta:editing-duration>PT4M40S</meta:editing-duration>
    <meta:editing-cycles>3</meta:editing-cycles>
    <meta:generator>LibreOffice/3.3$Unix LibreOffice_project/330m19$Build-202</meta:generator>
    <meta:document-statistic meta:object-count="18"/>
  </office:meta>
</office:document-meta>
</file>